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4">maingamelp</text:span></text:p>
      <text:p text:style-name="P3"><text:tab/>dec a</text:p>
      <text:p text:style-name="P3"><text:tab/>ld (killed),a</text:p>
      <text:p text:style-name="P3"><text:tab/>jp nz,<text:span text:style-name="T4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3"><text:tab/>ld b,255</text:p>
      <text:p text:style-name="P71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6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13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69"><text:tab/>xor a</text:p>
      <text:p text:style-name="P69"><text:tab/>ld (frmreverse),a</text:p>
      <text:p text:style-name="P69"><text:tab/>inc a</text:p>
      <text:p text:style-name="P69"><text:tab/>ld (frmplot),a</text:p>
      <text:p text:style-name="P69"><text:tab/>ld a,2</text:p>
      <text:p text:style-name="P69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3">resetheartslp</text:p>
      <text:p text:style-name="P13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span text:style-name="T1"><text:tab/>ret</text:span><text:tab/></text:p>
      <text:p text:style-name="P3"/>
      <text:p text:style-name="P3"><text:span text:style-name="T2">updatehearts</text:span><text:tab/></text:p>
      <text:p text:style-name="P3"><text:tab/>ld b,32</text:p>
      <text:p text:style-name="P3"><text:tab/>ld ix,hearttable</text:p>
      <text:p text:style-name="P13">updateheartslp</text:p>
      <text:p text:style-name="P13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69"><text:tab/>ret</text:p>
      <text:p text:style-name="P3"/>
      <text:p text:style-name="P69">printheart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3">addpatch</text:p>
      <text:p text:style-name="P13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69"><text:tab/>ret</text:p>
      <text:p text:style-name="P3"><text:tab/></text:p>
      <text:p text:style-name="P70">getvalue</text:p>
      <text:p text:style-name="P13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69"><text:tab/>ret</text:p>
      <text:p text:style-name="P3"/>
      <text:p text:style-name="P39">getsincos</text:p>
      <text:p text:style-name="P13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13">multiply</text:p>
      <text:p text:style-name="P13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3">multlp</text:p>
      <text:p text:style-name="P13"><text:tab/>srl c</text:p>
      <text:p text:style-name="P3"><text:tab/>jr nc,noadd</text:p>
      <text:p text:style-name="P3"><text:tab/>add hl,de</text:p>
      <text:p text:style-name="P13">noadd</text:p>
      <text:p text:style-name="P13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1-16T23:53:31.939662036</dc:date>
    <meta:editing-duration>P1DT4H27S</meta:editing-duration>
    <meta:editing-cycles>105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4" meta:non-whitespace-character-count="110665"/>
  </office:meta>
</office:document-meta>
</file>